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c32" officeooo:paragraph-rsid="0014ac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ing system mode B<text:line-break/><text:line-break/>File name → [Hash Function] → Hash Table Index → Directory Entry → Inode<text:line-break/></text:p>
      <text:p text:style-name="P1">Process → Per-process file table [fd] </text:p>
      <text:p text:style-name="P1"><text:s text:c="6"/>→ System-wide open file table [entry] </text:p>
      <text:p text:style-name="P1"><text:s text:c="10"/>→ Inode/FCB [metadata + pointers to real data blocks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0:16:24.552509109</meta:creation-date>
    <dc:date>2025-07-09T10:17:13.403446066</dc:date>
    <meta:editing-duration>PT50S</meta:editing-duration>
    <meta:editing-cycles>1</meta:editing-cycles>
    <meta:document-statistic meta:table-count="0" meta:image-count="0" meta:object-count="0" meta:page-count="1" meta:paragraph-count="4" meta:word-count="39" meta:character-count="243" meta:non-whitespace-character-count="188"/>
    <meta:generator>LibreOffice/24.2.7.2$Linux_X86_64 LibreOffice_project/420$Build-2</meta:generator>
  </office:meta>
</office:document-meta>
</file>